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45cm" fo:break-before="auto" style:use-optimal-row-height="true"/>
    </style:style>
    <style:style style:name="ro4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complex="bold" style:font-weight-asian="bold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complex="bold" style:font-weight-asian="bold" fo:font-weight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weight-asian="bold" style:font-weight-complex="bold" fo:font-weight="bold"/>
    </style:style>
    <style:style style:name="T11" style:family="text">
      <style:text-properties fo:font-weight="normal" style:font-weight-complex="normal" style:font-weight-asian="normal"/>
    </style:style>
    <style:style style:name="T12" style:family="text">
      <style:text-properties style:font-weight-asian="normal" style:font-weight-complex="normal" fo:font-weight="normal"/>
    </style:style>
    <style:style style:name="T13" style:family="text">
      <style:text-properties style:font-name="Liberation Sans" style:font-style-complex="normal" style:text-outline="false" fo:language="en" fo:country="PH" style:text-line-through-mode="continuous" fo:text-shadow="none" style:language-complex="hi" style:country-complex="IN" fo:font-style="normal" style:text-line-through-type="none" style:text-underline-style="none" style:text-underline-color="font-color" fo:font-size="10pt" style:font-name-asian="Noto Sans CJK SC" style:font-name-complex="Noto Sans Devanagari" style:font-size-asian="10pt" style:font-size-complex="10pt" style:font-style-asian="normal" style:text-emphasize="none" style:font-relief="none" style:text-overline-style="none" style:text-overline-color="font-color" style:language-asian="zh" style:country-asian="CN"/>
    </style:style>
    <style:style style:name="T14" style:family="text">
      <style:text-properties style:font-name="Liberation Sans" style:font-style-complex="normal" style:text-outline="false" fo:language="en" fo:country="PH" style:text-line-through-mode="continuous" fo:text-shadow="none" style:language-complex="hi" style:country-complex="IN" fo:font-style="normal" style:text-line-through-type="none" style:text-underline-style="none" style:text-underline-color="font-color" fo:font-size="10pt" style:font-name-asian="Noto Sans CJK SC" style:font-name-complex="Noto Sans Devanagari" style:font-size-asian="10pt" style:font-size-complex="10pt" style:font-style-asian="normal" style:text-emphasize="none" style:font-relief="none" style:text-overline-style="none" style:text-overline-color="font-color" style:language-asian="zh" style:country-asian="CN" style:font-weight-asian="normal" fo:font-weight="normal" style:font-weight-complex="normal"/>
    </style:style>
    <style:style style:name="T15" style:family="text">
      <style:text-properties style:font-name="Liberation Sans" style:font-style-complex="normal" style:text-outline="false" fo:language="en" fo:country="PH" style:text-line-through-mode="continuous" fo:text-shadow="none" style:language-complex="hi" style:country-complex="IN" fo:font-style="normal" style:text-line-through-type="none" style:text-underline-style="none" style:text-underline-color="font-color" fo:font-size="10pt" style:font-name-asian="Noto Sans CJK SC" style:font-name-complex="Noto Sans Devanagari" style:font-size-asian="10pt" style:font-size-complex="10pt" style:font-style-asian="normal" style:text-emphasize="none" style:font-relief="none" style:text-overline-style="none" style:text-overline-color="font-color" style:language-asian="zh" style:country-asian="CN" style:font-weight-complex="bold" fo:font-weight="bold" style:font-weight-asian="bold"/>
    </style:style>
    <style:style style:name="T16" style:family="text">
      <style:text-properties style:font-name="Liberation Sans" style:font-style-complex="normal" style:text-outline="false" fo:language="en" fo:country="PH" style:text-line-through-mode="continuous" fo:text-shadow="none" style:language-complex="hi" style:country-complex="IN" fo:font-style="normal" style:text-line-through-type="none" style:text-underline-style="none" style:text-underline-color="font-color" fo:font-size="10pt" style:font-name-asian="Noto Sans CJK SC" style:font-name-complex="Noto Sans Devanagari" style:font-size-asian="10pt" style:font-size-complex="10pt" style:font-style-asian="normal" style:text-emphasize="none" style:font-relief="none" style:text-overline-style="none" style:text-overline-color="font-color" style:language-asian="zh" style:country-asian="CN" style:font-weight-complex="normal" style:font-weight-asian="normal" fo:font-weight="normal"/>
    </style:style>
    <style:style style:name="T17" style:family="text">
      <style:text-properties style:font-name="Liberation Sans" style:font-style-complex="normal" style:text-outline="false" fo:language="en" fo:country="PH" style:text-line-through-mode="continuous" fo:text-shadow="none" style:language-complex="hi" style:country-complex="IN" fo:font-style="normal" style:text-line-through-type="none" style:text-underline-style="none" style:text-underline-color="font-color" fo:font-size="10pt" style:font-name-asian="Noto Sans CJK SC" style:font-name-complex="Noto Sans Devanagari" style:font-size-asian="10pt" style:font-size-complex="10pt" style:font-style-asian="normal" style:text-emphasize="none" style:font-relief="none" style:text-overline-style="none" style:text-overline-color="font-color" style:language-asian="zh" style:country-asian="CN" fo:font-weight="bold" style:font-weight-complex="bold" style:font-weight-asian="bold"/>
    </style:style>
    <style:style style:name="T18" style:family="text">
      <style:text-properties style:font-name="Liberation Sans" style:font-style-complex="normal" style:text-outline="false" fo:language="en" fo:country="PH" style:text-line-through-mode="continuous" fo:text-shadow="none" style:language-complex="hi" style:country-complex="IN" fo:font-style="normal" style:text-line-through-type="none" style:text-underline-style="none" style:text-underline-color="font-color" fo:font-size="10pt" style:font-name-asian="Noto Sans CJK SC" style:font-name-complex="Noto Sans Devanagari" style:font-size-asian="10pt" style:font-size-complex="10pt" style:font-style-asian="normal" style:text-emphasize="none" style:font-relief="none" style:text-overline-style="none" style:text-overline-color="font-color" style:language-asian="zh" style:country-asian="CN" style:font-weight-complex="bold" style:font-weight-asian="bold" fo:font-weight="bold"/>
    </style:style>
    <style:style style:name="T19" style:family="text">
      <style:text-properties style:font-name="Liberation Sans" style:font-style-complex="normal" style:text-outline="false" fo:language="en" fo:country="PH" style:text-line-through-mode="continuous" fo:text-shadow="none" style:language-complex="hi" style:country-complex="IN" fo:font-style="normal" style:text-line-through-type="none" style:text-underline-style="none" style:text-underline-color="font-color" fo:font-size="10pt" style:font-name-asian="Noto Sans CJK SC" style:font-name-complex="Noto Sans Devanagari" style:font-size-asian="10pt" style:font-size-complex="10pt" style:font-style-asian="normal" style:text-emphasize="none" style:font-relief="none" style:text-overline-style="none" style:text-overline-color="font-color" style:language-asian="zh" style:country-asian="CN" fo:font-weight="normal" style:font-weight-asian="normal" style:font-weight-complex="normal"/>
    </style:style>
    <style:style style:name="T20" style:family="text">
      <style:text-properties style:font-name="Liberation Sans" style:font-style-complex="normal" style:text-outline="false" fo:language="en" fo:country="PH" style:text-line-through-mode="continuous" fo:text-shadow="none" style:language-complex="hi" style:country-complex="IN" fo:font-style="normal" style:text-line-through-type="none" style:text-underline-style="none" style:text-underline-color="font-color" fo:font-size="10pt" style:font-name-asian="Noto Sans CJK SC" style:font-name-complex="Noto Sans Devanagari" style:font-size-asian="10pt" style:font-size-complex="10pt" style:font-style-asian="normal" style:text-emphasize="none" style:font-relief="none" style:text-overline-style="none" style:text-overline-color="font-color" style:language-asian="zh" style:country-asian="CN" style:font-weight-asian="bold" fo:font-weight="bold" style:font-weight-complex="bold"/>
    </style:style>
    <style:style style:name="T21" style:family="text">
      <style:text-properties style:font-name="Liberation Sans" style:font-style-complex="normal" style:text-outline="false" fo:language="en" fo:country="PH" style:text-line-through-mode="continuous" fo:text-shadow="none" style:language-complex="hi" style:country-complex="IN" fo:font-style="normal" style:text-line-through-type="none" style:text-underline-style="none" style:text-underline-color="font-color" fo:font-size="10pt" style:font-name-asian="Noto Sans CJK SC" style:font-name-complex="Noto Sans Devanagari" style:font-size-asian="10pt" style:font-size-complex="10pt" style:font-style-asian="normal" style:text-emphasize="none" style:font-relief="none" style:text-overline-style="none" style:text-overline-color="font-color" style:language-asian="zh" style:country-asian="CN" fo:font-weight="bold" style:font-weight-asian="bold" style:font-weight-complex="bold"/>
    </style:style>
    <style:style style:name="T2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8 - Datapath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comp: main memory contains the instructions to?</text:p>
          </table:table-cell>
          <table:table-cell office:value-type="string" calcext:value-type="string">
            <text:p>execute any data needed</text:p>
          </table:table-cell>
          <table:table-cell office:value-type="string" calcext:value-type="string">
            <text:p>main-memory</text:p>
          </table:table-cell>
        </table:table-row>
        <table:table-row table:style-name="ro2">
          <table:table-cell office:value-type="string" calcext:value-type="string">
            <text:p>comp: supply an address to main memory to either...?</text:p>
          </table:table-cell>
          <table:table-cell office:value-type="string" calcext:value-type="string">
            <text:p>retrieve a line of code/data OR overwrite a line of data</text:p>
          </table:table-cell>
          <table:table-cell office:value-type="string" calcext:value-type="string">
            <text:p>main-memory</text:p>
          </table:table-cell>
        </table:table-row>
        <table:table-row table:style-name="ro1">
          <table:table-cell office:value-type="string" calcext:value-type="string">
            <text:p>comp: a program is?</text:p>
          </table:table-cell>
          <table:table-cell office:value-type="string" calcext:value-type="string">
            <text:p>a sequence of instructions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comp: PC stands for?</text:p>
          </table:table-cell>
          <table:table-cell office:value-type="string" calcext:value-type="string">
            <text:p>program counter</text:p>
          </table:table-cell>
          <table:table-cell office:value-type="string" calcext:value-type="string">
            <text:p>PC</text:p>
          </table:table-cell>
        </table:table-row>
        <table:table-row table:style-name="ro3">
          <table:table-cell office:value-type="string" calcext:value-type="string">
            <text:p>comp: the PC passes the address to the (...) to fetch the instruction to be executed</text:p>
          </table:table-cell>
          <table:table-cell office:value-type="string" calcext:value-type="string">
            <text:p>instruction memory</text:p>
          </table:table-cell>
          <table:table-cell office:value-type="string" calcext:value-type="string">
            <text:p>PC</text:p>
          </table:table-cell>
        </table:table-row>
        <table:table-row table:style-name="ro2">
          <table:table-cell office:value-type="string" calcext:value-type="string">
            <text:p>comp: the control unit should be given (...)</text:p>
          </table:table-cell>
          <table:table-cell office:value-type="string" calcext:value-type="string">
            <text:p>an instruction’s opcode and other relevant inputs</text:p>
          </table:table-cell>
          <table:table-cell office:value-type="string" calcext:value-type="string">
            <text:p>control-unit</text:p>
          </table:table-cell>
        </table:table-row>
        <table:table-row table:style-name="ro1">
          <table:table-cell office:value-type="string" calcext:value-type="string">
            <text:p>comp: the control unit sends (...)</text:p>
          </table:table-cell>
          <table:table-cell office:value-type="string" calcext:value-type="string">
            <text:p>signals to the rest of the CPU</text:p>
          </table:table-cell>
          <table:table-cell office:value-type="string" calcext:value-type="string">
            <text:p>control-unit</text:p>
          </table:table-cell>
        </table:table-row>
        <table:table-row table:style-name="ro1">
          <table:table-cell office:value-type="string" calcext:value-type="string">
            <text:p>comp: the control unit facilitates (...)</text:p>
          </table:table-cell>
          <table:table-cell office:value-type="string" calcext:value-type="string">
            <text:p>instruction execution</text:p>
          </table:table-cell>
          <table:table-cell office:value-type="string" calcext:value-type="string">
            <text:p>control-unit</text:p>
          </table:table-cell>
        </table:table-row>
        <table:table-row table:style-name="ro1">
          <table:table-cell office:value-type="string" calcext:value-type="string">
            <text:p>comp: registers provide?</text:p>
          </table:table-cell>
          <table:table-cell office:value-type="string" calcext:value-type="string">
            <text:p>storage internal to the CPU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string" calcext:value-type="string">
            <text:p>comp: a register file is a collection of?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string" calcext:value-type="string">
            <text:p>comp: RFLE stands for?</text:p>
          </table:table-cell>
          <table:table-cell office:value-type="string" calcext:value-type="string">
            <text:p>register file load enable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string" calcext:value-type="string">
            <text:p>comp: RFLE allows for?</text:p>
          </table:table-cell>
          <table:table-cell office:value-type="string" calcext:value-type="string">
            <text:p>writing to the register file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string" calcext:value-type="string">
            <text:p>comp: PC is (...) of the register file</text:p>
          </table:table-cell>
          <table:table-cell office:value-type="string" calcext:value-type="string">
            <text:p>not a part</text:p>
          </table:table-cell>
          <table:table-cell office:value-type="string" calcext:value-type="string">
            <text:p><text:span text:style-name="T22">PC </text:span>register</text:p>
          </table:table-cell>
        </table:table-row>
        <table:table-row table:style-name="ro4">
          <table:table-cell office:value-type="string" calcext:value-type="string">
            <text:p>comp: the three steps of the incremental design approach?</text:p>
          </table:table-cell>
          <table:table-cell office:value-type="string" calcext:value-type="string">
            <text:p>(1) divide instructions into instruction classes based on OPCODE field, (2) implement datapaths for each class individually, (3) merge datapaths</text:p>
          </table:table-cell>
          <table:table-cell office:value-type="string" calcext:value-type="string">
            <text:p>incremental-design</text:p>
          </table:table-cell>
        </table:table-row>
        <table:table-row table:style-name="ro4">
          <table:table-cell office:value-type="string" calcext:value-type="string">
            <text:p>comp: the three instruction classes based on OPCODE field?</text:p>
          </table:table-cell>
          <table:table-cell office:value-type="string" calcext:value-type="string">
            <text:p>(1) operate instructions (e.g. add), (2) main memory instructions (e.g. load), (3) program control instructions (e.g. jump) (OMP)</text:p>
          </table:table-cell>
          <table:table-cell office:value-type="string" calcext:value-type="string">
            <text:p>incremental-design</text:p>
          </table:table-cell>
        </table:table-row>
        <table:table-row table:style-name="ro1">
          <table:table-cell office:value-type="string" calcext:value-type="string">
            <text:p>comp: WERF stands for?</text:p>
          </table:table-cell>
          <table:table-cell office:value-type="string" calcext:value-type="string">
            <text:p>write enable register file</text:p>
          </table:table-cell>
          <table:table-cell office:value-type="string" calcext:value-type="string">
            <text:p>WERF</text:p>
          </table:table-cell>
        </table:table-row>
        <table:table-row table:style-name="ro3">
          <table:table-cell office:value-type="string" calcext:value-type="string">
            <text:p>comp: the WERF controls?</text:p>
          </table:table-cell>
          <table:table-cell office:value-type="string" calcext:value-type="string">
            <text:p>whether or not the current instruction can overwrite a register in the register file</text:p>
          </table:table-cell>
          <table:table-cell office:value-type="string" calcext:value-type="string">
            <text:p>WERF</text:p>
          </table:table-cell>
        </table:table-row>
        <table:table-row table:style-name="ro3">
          <table:table-cell office:value-type="string" calcext:value-type="string">
            <text:p>comp: values of WERF?</text:p>
          </table:table-cell>
          <table:table-cell office:value-type="string" calcext:value-type="string">
            <text:p><text:span text:style-name="T1">0</text:span><text:span text:style-name="T2"> for instructions that </text:span><text:span text:style-name="T3">don’t overwrite</text:span><text:span text:style-name="T4"> a register; </text:span><text:span text:style-name="T5">1</text:span><text:span text:style-name="T6"> for instructions that </text:span><text:span text:style-name="T3">overwrite</text:span><text:span text:style-name="T4"> a register</text:span></text:p>
          </table:table-cell>
          <table:table-cell office:value-type="string" calcext:value-type="string">
            <text:p>WERF</text:p>
          </table:table-cell>
        </table:table-row>
        <table:table-row table:style-name="ro1">
          <table:table-cell office:value-type="string" calcext:value-type="string">
            <text:p>comp: ALUFN stands for?</text:p>
          </table:table-cell>
          <table:table-cell office:value-type="string" calcext:value-type="string">
            <text:p>ALU function</text:p>
          </table:table-cell>
          <table:table-cell office:value-type="string" calcext:value-type="string">
            <text:p>ALUFN</text:p>
          </table:table-cell>
        </table:table-row>
        <table:table-row table:style-name="ro1">
          <table:table-cell office:value-type="string" calcext:value-type="string">
            <text:p>comp: ALUFN controls?</text:p>
          </table:table-cell>
          <table:table-cell office:value-type="string" calcext:value-type="string">
            <text:p>what the ALU does</text:p>
          </table:table-cell>
          <table:table-cell office:value-type="string" calcext:value-type="string">
            <text:p>ALUFN</text:p>
          </table:table-cell>
        </table:table-row>
        <table:table-row table:style-name="ro1">
          <table:table-cell office:value-type="string" calcext:value-type="string">
            <text:p>comp: values of ALUFN?</text:p>
          </table:table-cell>
          <table:table-cell office:value-type="string" calcext:value-type="string">
            <text:p>code for a specific function</text:p>
          </table:table-cell>
          <table:table-cell office:value-type="string" calcext:value-type="string">
            <text:p>ALUFN</text:p>
          </table:table-cell>
        </table:table-row>
        <table:table-row table:style-name="ro1">
          <table:table-cell office:value-type="string" calcext:value-type="string">
            <text:p>comp: BSEL stands for?</text:p>
          </table:table-cell>
          <table:table-cell office:value-type="string" calcext:value-type="string">
            <text:p>B selector</text:p>
          </table:table-cell>
          <table:table-cell office:value-type="string" calcext:value-type="string">
            <text:p>BSEL</text:p>
          </table:table-cell>
        </table:table-row>
        <table:table-row table:style-name="ro2">
          <table:table-cell office:value-type="string" calcext:value-type="string">
            <text:p>comp: BSEL controls?</text:p>
          </table:table-cell>
          <table:table-cell office:value-type="string" calcext:value-type="string">
            <text:p>what gets passed as the ALU’s B input</text:p>
          </table:table-cell>
          <table:table-cell office:value-type="string" calcext:value-type="string">
            <text:p>BSEL</text:p>
          </table:table-cell>
        </table:table-row>
        <table:table-row table:style-name="ro3">
          <table:table-cell office:value-type="string" calcext:value-type="string">
            <text:p>comp: values of BSEL?</text:p>
          </table:table-cell>
          <table:table-cell office:value-type="string" calcext:value-type="string">
            <text:p><text:span text:style-name="T7">0</text:span> for instructions that need input from <text:span text:style-name="T7">Rb</text:span>; <text:span text:style-name="T7">1</text:span> from instructions that need input from <text:span text:style-name="T7">constant</text:span></text:p>
          </table:table-cell>
          <table:table-cell office:value-type="string" calcext:value-type="string">
            <text:p>BSEL</text:p>
          </table:table-cell>
        </table:table-row>
        <table:table-row table:style-name="ro1">
          <table:table-cell office:value-type="string" calcext:value-type="string">
            <text:p>comp: BSEL is DC when?</text:p>
          </table:table-cell>
          <table:table-cell office:value-type="string" calcext:value-type="string">
            <text:p>ALUFN is DC</text:p>
          </table:table-cell>
          <table:table-cell office:value-type="string" calcext:value-type="string">
            <text:p>BSEL</text:p>
          </table:table-cell>
        </table:table-row>
        <table:table-row table:style-name="ro2">
          <table:table-cell office:value-type="string" calcext:value-type="string">
            <text:p>comp: how to sign-extend a 16-bit value to a 32-bit value?</text:p>
          </table:table-cell>
          <table:table-cell office:value-type="string" calcext:value-type="string">
            <text:p>arithmetic right shift (kinda, except the original value is kept at the right)</text:p>
          </table:table-cell>
          <table:table-cell/>
        </table:table-row>
        <table:table-row table:style-name="ro1">
          <table:table-cell office:value-type="string" calcext:value-type="string">
            <text:p>comp: WDSEL stands for?</text:p>
          </table:table-cell>
          <table:table-cell office:value-type="string" calcext:value-type="string">
            <text:p>write data selector</text:p>
          </table:table-cell>
          <table:table-cell office:value-type="string" calcext:value-type="string">
            <text:p>WDSEL</text:p>
          </table:table-cell>
        </table:table-row>
        <table:table-row table:style-name="ro2">
          <table:table-cell office:value-type="string" calcext:value-type="string">
            <text:p>comp: WDSEL controls?</text:p>
          </table:table-cell>
          <table:table-cell office:value-type="string" calcext:value-type="string">
            <text:p>what to pass to the register file’s Rc port data</text:p>
          </table:table-cell>
          <table:table-cell office:value-type="string" calcext:value-type="string">
            <text:p>WDSEL</text:p>
          </table:table-cell>
        </table:table-row>
        <table:table-row table:style-name="ro3">
          <table:table-cell office:value-type="string" calcext:value-type="string">
            <text:p>comp: values of WDSEL?</text:p>
          </table:table-cell>
          <table:table-cell office:value-type="string" calcext:value-type="string">
            <text:p><text:span text:style-name="T8">0</text:span><text:span text:style-name="T9"> for </text:span><text:span text:style-name="T8">BEQ/BNE</text:span><text:span text:style-name="T9"> (&lt;PC&gt;+4), </text:span><text:span text:style-name="T10">1</text:span><text:span text:style-name="T11"> for </text:span><text:span text:style-name="T7">ALU output</text:span><text:span text:style-name="T9">; </text:span><text:span text:style-name="T10">2</text:span><text:span text:style-name="T9"> for </text:span><text:span text:style-name="T7">main memory</text:span><text:span text:style-name="T9"> (number of M’s)</text:span></text:p>
          </table:table-cell>
          <table:table-cell office:value-type="string" calcext:value-type="string">
            <text:p>WDSEL</text:p>
          </table:table-cell>
        </table:table-row>
        <table:table-row table:style-name="ro1">
          <table:table-cell office:value-type="string" calcext:value-type="string">
            <text:p>comp: WDSEL is DC when?</text:p>
          </table:table-cell>
          <table:table-cell office:value-type="string" calcext:value-type="string">
            <text:p>WERF is 0</text:p>
          </table:table-cell>
          <table:table-cell office:value-type="string" calcext:value-type="string">
            <text:p>WDSEL</text:p>
          </table:table-cell>
        </table:table-row>
        <table:table-row table:style-name="ro1">
          <table:table-cell office:value-type="string" calcext:value-type="string">
            <text:p>comp: Wr stands for?</text:p>
          </table:table-cell>
          <table:table-cell office:value-type="string" calcext:value-type="string">
            <text:p>write to memory</text:p>
          </table:table-cell>
          <table:table-cell office:value-type="string" calcext:value-type="string">
            <text:p>Wr</text:p>
          </table:table-cell>
        </table:table-row>
        <table:table-row table:style-name="ro3">
          <table:table-cell office:value-type="string" calcext:value-type="string">
            <text:p>comp: Wr controls?</text:p>
          </table:table-cell>
          <table:table-cell office:value-type="string" calcext:value-type="string">
            <text:p>whether or not the current instruction can overwrite a location in the main memory</text:p>
          </table:table-cell>
          <table:table-cell office:value-type="string" calcext:value-type="string">
            <text:p>Wr</text:p>
          </table:table-cell>
        </table:table-row>
        <table:table-row table:style-name="ro3">
          <table:table-cell office:value-type="string" calcext:value-type="string">
            <text:p>comp: values of Wr?</text:p>
          </table:table-cell>
          <table:table-cell office:value-type="string" calcext:value-type="string">
            <text:p><text:span text:style-name="T1">0</text:span><text:span text:style-name="T2"> for instructions that </text:span><text:span text:style-name="T3">don’t overwrite</text:span><text:span text:style-name="T4"> main memory; </text:span><text:span text:style-name="T5">1</text:span><text:span text:style-name="T6"> for instructions that </text:span><text:span text:style-name="T3">overwrite</text:span><text:span text:style-name="T4"> main memory</text:span></text:p>
          </table:table-cell>
          <table:table-cell office:value-type="string" calcext:value-type="string">
            <text:p>Wr</text:p>
          </table:table-cell>
        </table:table-row>
        <table:table-row table:style-name="ro1">
          <table:table-cell office:value-type="string" calcext:value-type="string">
            <text:p>comp: RA2SEL stands for?</text:p>
          </table:table-cell>
          <table:table-cell office:value-type="string" calcext:value-type="string">
            <text:p>read address #2 selector</text:p>
          </table:table-cell>
          <table:table-cell office:value-type="string" calcext:value-type="string">
            <text:p>RA2SEL</text:p>
          </table:table-cell>
        </table:table-row>
        <table:table-row table:style-name="ro2">
          <table:table-cell office:value-type="string" calcext:value-type="string">
            <text:p>comp: RA2SEL controls?</text:p>
          </table:table-cell>
          <table:table-cell office:value-type="string" calcext:value-type="string">
            <text:p>what address is used for the second register (if applicable</text:p>
          </table:table-cell>
          <table:table-cell office:value-type="string" calcext:value-type="string">
            <text:p>RA2SEL</text:p>
          </table:table-cell>
        </table:table-row>
        <table:table-row table:style-name="ro2">
          <table:table-cell office:value-type="string" calcext:value-type="string">
            <text:p>comp: values of RA2SEL?</text:p>
          </table:table-cell>
          <table:table-cell table:style-name="ce1" office:value-type="string" calcext:value-type="string">
            <text:p>0<text:span text:style-name="T9"> for </text:span><text:span text:style-name="T7">Rb</text:span><text:span text:style-name="T12"> (Rb[15:11]); </text:span><text:span text:style-name="T7">1</text:span><text:span text:style-name="T9"> for </text:span><text:span text:style-name="T7">Rc</text:span><text:span text:style-name="T9"> (Rc[25:21])</text:span></text:p>
          </table:table-cell>
          <table:table-cell office:value-type="string" calcext:value-type="string">
            <text:p>RA2SEL</text:p>
          </table:table-cell>
        </table:table-row>
        <table:table-row table:style-name="ro2">
          <table:table-cell office:value-type="string" calcext:value-type="string">
            <text:p>comp: RA2SEL is 1 for what instruction?</text:p>
          </table:table-cell>
          <table:table-cell office:value-type="string" calcext:value-type="string">
            <text:p>ST (store)</text:p>
          </table:table-cell>
          <table:table-cell office:value-type="string" calcext:value-type="string">
            <text:p>RA2SEL</text:p>
          </table:table-cell>
        </table:table-row>
        <table:table-row table:style-name="ro1">
          <table:table-cell office:value-type="string" calcext:value-type="string">
            <text:p>comp: PCSEL stands for?</text:p>
          </table:table-cell>
          <table:table-cell office:value-type="string" calcext:value-type="string">
            <text:p>program counter selector</text:p>
          </table:table-cell>
          <table:table-cell office:value-type="string" calcext:value-type="string">
            <text:p>PCSEL</text:p>
          </table:table-cell>
        </table:table-row>
        <table:table-row table:style-name="ro2">
          <table:table-cell office:value-type="string" calcext:value-type="string">
            <text:p>comp: PCSEL controls?</text:p>
          </table:table-cell>
          <table:table-cell office:value-type="string" calcext:value-type="string">
            <text:p>what instruction address is to be used next cycle</text:p>
          </table:table-cell>
          <table:table-cell office:value-type="string" calcext:value-type="string">
            <text:p>PCSEL</text:p>
          </table:table-cell>
        </table:table-row>
        <table:table-row table:style-name="ro3">
          <table:table-cell office:value-type="string" calcext:value-type="string">
            <text:p>comp: values of PCSEL?</text:p>
          </table:table-cell>
          <table:table-cell table:style-name="ce1" office:value-type="string" calcext:value-type="string">
            <text:p><text:span text:style-name="T13">0</text:span><text:span text:style-name="T14"> for default </text:span><text:span text:style-name="T15">&lt;PC&gt;+4</text:span><text:span text:style-name="T16">; </text:span><text:span text:style-name="T17">1</text:span><text:span text:style-name="T14"> for branches (&lt;PC&gt;+4+4C); </text:span><text:span text:style-name="T15">2</text:span><text:span text:style-name="T14"> for </text:span><text:span text:style-name="T18">Ra</text:span><text:span text:style-name="T19"> (jump target); </text:span><text:span text:style-name="T18">3</text:span><text:span text:style-name="T14"> for </text:span><text:span text:style-name="T20">ILLOP</text:span><text:span text:style-name="T16">; </text:span><text:span text:style-name="T21">4</text:span><text:span text:style-name="T19"> for </text:span><text:span text:style-name="T21">XAdr   </text:span></text:p>
          </table:table-cell>
          <table:table-cell office:value-type="string" calcext:value-type="string">
            <text:p>PCSEL</text:p>
          </table:table-cell>
        </table:table-row>
        <table:table-row table:style-name="ro1">
          <table:table-cell office:value-type="string" calcext:value-type="string">
            <text:p>comp: PCSEL is 2 when?</text:p>
          </table:table-cell>
          <table:table-cell office:value-type="string" calcext:value-type="string">
            <text:p>JMP instruction is used</text:p>
          </table:table-cell>
          <table:table-cell office:value-type="string" calcext:value-type="string">
            <text:p>PCSEL</text:p>
          </table:table-cell>
        </table:table-row>
        <table:table-row table:style-name="ro1">
          <table:table-cell office:value-type="string" calcext:value-type="string">
            <text:p>comp: Z stands for?</text:p>
          </table:table-cell>
          <table:table-cell office:value-type="string" calcext:value-type="string">
            <text:p>zero check</text:p>
          </table:table-cell>
          <table:table-cell office:value-type="string" calcext:value-type="string">
            <text:p>PCSEL</text:p>
          </table:table-cell>
        </table:table-row>
        <table:table-row table:style-name="ro1">
          <table:table-cell office:value-type="string" calcext:value-type="string">
            <text:p>comp: values of Z?</text:p>
          </table:table-cell>
          <table:table-cell office:value-type="string" calcext:value-type="string">
            <text:p><text:span text:style-name="T7">1</text:span><text:span text:style-name="T9"> if Ra is 0; </text:span><text:span text:style-name="T7">0</text:span><text:span text:style-name="T9"> otherwise</text:span></text:p>
          </table:table-cell>
          <table:table-cell office:value-type="string" calcext:value-type="string">
            <text:p>PCSEL</text:p>
          </table:table-cell>
        </table:table-row>
        <table:table-row table:style-name="ro1">
          <table:table-cell office:value-type="string" calcext:value-type="string">
            <text:p>comp: PCSEL is Z when?</text:p>
          </table:table-cell>
          <table:table-cell office:value-type="string" calcext:value-type="string">
            <text:p>BEQ instruction is used</text:p>
          </table:table-cell>
          <table:table-cell office:value-type="string" calcext:value-type="string">
            <text:p>PCSEL</text:p>
          </table:table-cell>
        </table:table-row>
        <table:table-row table:style-name="ro1">
          <table:table-cell office:value-type="string" calcext:value-type="string">
            <text:p>comp: PCSEL is !Z when?</text:p>
          </table:table-cell>
          <table:table-cell office:value-type="string" calcext:value-type="string">
            <text:p>BNE instruction is used</text:p>
          </table:table-cell>
          <table:table-cell office:value-type="string" calcext:value-type="string">
            <text:p>PCSEL</text:p>
          </table:table-cell>
        </table:table-row>
        <table:table-row table:style-name="ro1">
          <table:table-cell office:value-type="string" calcext:value-type="string">
            <text:p>comp: XP is for handling?</text:p>
          </table:table-cell>
          <table:table-cell office:value-type="string" calcext:value-type="string">
            <text:p>“INTERRUPTS” aka “exceptions”</text:p>
          </table:table-cell>
          <table:table-cell office:value-type="string" calcext:value-type="string">
            <text:p>exceptions-and-interrupts</text:p>
          </table:table-cell>
        </table:table-row>
        <table:table-row table:style-name="ro2">
          <table:table-cell office:value-type="string" calcext:value-type="string">
            <text:p>comp: XP is assigned to what register?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exceptions-and-interrupts</text:p>
          </table:table-cell>
        </table:table-row>
        <table:table-row table:style-name="ro1">
          <table:table-cell office:value-type="string" calcext:value-type="string">
            <text:p>comp: ILLOP handles?</text:p>
          </table:table-cell>
          <table:table-cell office:value-type="string" calcext:value-type="string">
            <text:p>illegal operations</text:p>
          </table:table-cell>
          <table:table-cell office:value-type="string" calcext:value-type="string">
            <text:p>exceptions-and-interrupts</text:p>
          </table:table-cell>
        </table:table-row>
        <table:table-row table:style-name="ro1">
          <table:table-cell office:value-type="string" calcext:value-type="string">
            <text:p>comp: XAdr handles?</text:p>
          </table:table-cell>
          <table:table-cell office:value-type="string" calcext:value-type="string">
            <text:p>interrupt requests</text:p>
          </table:table-cell>
          <table:table-cell office:value-type="string" calcext:value-type="string">
            <text:p>exceptions-and-interrupts</text:p>
          </table:table-cell>
        </table:table-row>
        <table:table-row table:style-name="ro1" table:number-rows-repeated="104852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-00-0000</text:date>, <text:time style:data-style-name="N2" text:time-value="11:26:08.1661978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22:23:57.790005226</meta:creation-date>
    <dc:date>2024-11-24T13:17:46.129985420</dc:date>
    <meta:editing-duration>PT4H55M55S</meta:editing-duration>
    <meta:editing-cycles>39</meta:editing-cycles>
    <meta:generator>LibreOffice/24.8.3.2$Linux_X86_64 LibreOffice_project/480$Build-2</meta:generator>
    <meta:document-statistic meta:table-count="1" meta:cell-count="149" meta:object-count="0"/>
  </office:meta>
</office:document-meta>
</file>